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98B3697E6CEF3CF1.png" manifest:media-type="image/png"/>
  <manifest:file-entry manifest:full-path="Pictures/100002010000016E0000012805EDF03BDFE80D99.png" manifest:media-type="image/png"/>
  <manifest:file-entry manifest:full-path="Pictures/10000201000000A30000016536417CA79E58F2B8.png" manifest:media-type="image/png"/>
  <manifest:file-entry manifest:full-path="Pictures/10000201000000EF000000F2D805FF70D3ADD5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666666" draw:marker-start-width="0.245cm" draw:marker-end-width="0.245cm" draw:fill-color="#f7f7ed" draw:textarea-horizontal-align="justify" draw:textarea-vertical-align="middle" draw:auto-grow-height="false" fo:min-height="9.72cm" fo:min-width="12.47cm" fo:padding-top="0.14cm" fo:padding-bottom="0.14cm" fo:padding-left="0.265cm" fo:padding-right="0.265cm"/>
    </style:style>
    <style:style style:name="gr2" style:family="graphic" style:parent-style-name="Object_20_with_20_no_20_fill_20_and_20_no_20_line">
      <style:graphic-properties draw:stroke="none" svg:stroke-width="0.03cm" svg:stroke-color="#4c4c4c" draw:marker-start-width="0.245cm" draw:marker-end-width="0.2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 fo:padding-left="0cm" fo:padding-right="0cm"/>
    </style:style>
    <style:style style:name="gr5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3cm" svg:stroke-color="#666666" draw:marker-start-width="0.245cm" draw:marker-end="Arrow" draw:marker-end-width="0.3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width="0.03cm" svg:stroke-color="#666666" draw:marker-start-width="0.245cm" draw:fill="none" draw:fill-color="#ffffff" draw:textarea-horizontal-align="left" draw:auto-grow-height="true" draw:auto-grow-width="true" fo:min-height="0cm" fo:min-width="0cm" fo:padding-left="0cm" fo:padding-right="0cm"/>
    </style:style>
    <style:style style:name="gr8" style:family="graphic" style:parent-style-name="standard">
      <style:graphic-properties draw:stroke="none" svg:stroke-width="0.03cm" svg:stroke-color="#666666" draw:marker-start-width="0.245cm" draw:fill="none" draw:fill-color="#ffffff" draw:textarea-horizontal-align="left" draw:auto-grow-height="true" draw:auto-grow-width="false" fo:min-height="0.556cm" fo:min-width="4.375cm" fo:padding-left="0cm" fo:padding-right="0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03cm" svg:stroke-color="#666666" draw:marker-start-width="0.245cm" draw:fill="none" draw:fill-color="#ffffff" draw:textarea-horizontal-align="left" draw:auto-grow-height="true" draw:auto-grow-width="false" fo:min-height="0.556cm" fo:min-width="4.29cm" fo:padding-left="0cm" fo:padding-right="0cm"/>
    </style:style>
    <style:style style:name="gr11" style:family="graphic" style:parent-style-name="standard">
      <style:graphic-properties svg:stroke-width="0.03cm" svg:stroke-color="#666666" draw:marker-start-width="0.245cm" draw:marker-end-width="0.245cm" draw:fill="solid" draw:fill-color="#d8e9f0" draw:textarea-horizontal-align="center" draw:textarea-vertical-align="middle" fo:padding-top="0.14cm" fo:padding-bottom="0.14cm" fo:padding-left="0.265cm" fo:padding-right="0.265cm" draw:shadow="hidden" draw:shadow-offset-x="0.1cm" draw:shadow-offset-y="0.1cm" draw:shadow-opacity="70%"/>
    </style:style>
    <style:style style:name="gr12" style:family="graphic" style:parent-style-name="standard">
      <style:graphic-properties draw:stroke="none" svg:stroke-width="0.03cm" svg:stroke-color="#666666" draw:marker-start-width="0.245cm" draw:marker-end-width="0.245cm" draw:fill="none" draw:fill-color="#ffffff" draw:textarea-horizontal-align="center" draw:textarea-vertical-align="middle" draw:auto-grow-height="true" draw:auto-grow-width="true" fo:min-height="0.628cm" fo:min-width="8.7cm" draw:shadow="hidden"/>
    </style:style>
    <style:style style:name="gr13" style:family="graphic" style:parent-style-name="standard">
      <style:graphic-properties svg:stroke-width="0.03cm" svg:stroke-color="#666666" draw:marker-start-width="0.245cm" draw:marker-end-width="0.245cm" draw:fill="solid" draw:fill-color="#eee2bc" draw:textarea-horizontal-align="center" draw:textarea-vertical-align="middle" fo:padding-top="0.14cm" fo:padding-bottom="0.14cm" fo:padding-left="0.265cm" fo:padding-right="0.265cm" draw:shadow="hidden" draw:shadow-offset-x="0.1cm" draw:shadow-offset-y="0.1cm" draw:shadow-opacity="70%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7f7e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solid" draw:fill-color="#d8e9f0"/>
      <style:paragraph-properties fo:text-align="center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eee2bc"/>
      <style:paragraph-properties fo:text-align="center"/>
      <style:text-properties fo:font-size="16pt" style:font-size-asian="16pt" style:font-size-complex="16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>
      <loext:graphic-properties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3cm" svg:height="10cm" svg:x="19cm" svg:y="8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995cm" svg:height="4.26cm" svg:x="18.077cm" svg:y="13.8cm">
          <draw:image xlink:href="Pictures/10000201000000A30000016536417CA79E58F2B8.png" xlink:type="simple" xlink:show="embed" xlink:actuate="onLoad">
            <text:p/>
          </draw:image>
        </draw:frame>
        <draw:frame draw:style-name="gr3" draw:text-style-name="P2" draw:layer="layout" svg:width="2.432cm" svg:height="2.904cm" svg:x="34.526cm" svg:y="15.17cm">
          <draw:image xlink:href="Pictures/10000201000000EF000000F2D805FF70D3ADD5F3.png" xlink:type="simple" xlink:show="embed" xlink:actuate="onLoad">
            <text:p/>
          </draw:image>
        </draw:frame>
        <draw:frame draw:style-name="gr4" draw:text-style-name="P4" draw:layer="layout" svg:width="5.069cm" svg:height="0.878cm" svg:x="18.131cm" svg:y="18.261cm">
          <draw:text-box>
            <text:p text:style-name="P3"><text:span text:style-name="T1">Applikationsserver</text:span></text:p>
          </draw:text-box>
        </draw:frame>
        <draw:frame draw:style-name="gr4" draw:text-style-name="P4" draw:layer="layout" svg:width="2.876cm" svg:height="0.878cm" svg:x="34.304cm" svg:y="18.261cm">
          <draw:text-box>
            <text:p text:style-name="P3"><text:span text:style-name="T1">Datenbank</text:span></text:p>
          </draw:text-box>
        </draw:frame>
        <draw:line draw:style-name="gr5" draw:text-style-name="P2" draw:layer="layout" svg:x1="32.2cm" svg:y1="16.6cm" svg:x2="34.4cm" svg:y2="16.6cm">
          <text:p/>
        </draw:line>
        <draw:g>
          <draw:line draw:style-name="gr6" draw:text-style-name="P2" draw:layer="layout" svg:x1="10.9cm" svg:y1="8.8cm" svg:x2="18.9cm" svg:y2="8.8cm">
            <text:p/>
          </draw:line>
          <draw:frame draw:style-name="gr7" draw:text-style-name="P5" draw:layer="layout" svg:width="5.031cm" svg:height="0.806cm" svg:x="10.869cm" svg:y="8cm">
            <draw:text-box>
              <text:p><text:span text:style-name="T2">Weboberfläche / HTTP</text:span></text:p>
            </draw:text-box>
          </draw:frame>
        </draw:g>
        <draw:g>
          <draw:line draw:style-name="gr6" draw:text-style-name="P2" draw:layer="layout" svg:x1="10.9cm" svg:y1="10.333cm" svg:x2="18.9cm" svg:y2="10.333cm">
            <text:p/>
          </draw:line>
          <draw:frame draw:style-name="gr8" draw:text-style-name="P5" draw:layer="layout" svg:width="4.375cm" svg:height="0.806cm" svg:x="10.925cm" svg:y="9.533cm">
            <draw:text-box>
              <text:p><text:span text:style-name="T2">SOAP-Webservices</text:span></text:p>
            </draw:text-box>
          </draw:frame>
        </draw:g>
        <draw:frame draw:style-name="gr9" draw:text-style-name="P2" draw:layer="layout" svg:width="5.953cm" svg:height="4.814cm" svg:x="4.917cm" svg:y="7.986cm">
          <draw:image xlink:href="Pictures/100002010000016E0000012805EDF03BDFE80D99.png" xlink:type="simple" xlink:show="embed" xlink:actuate="onLoad">
            <text:p/>
          </draw:image>
        </draw:frame>
        <draw:frame draw:style-name="gr9" draw:text-style-name="P2" draw:layer="layout" svg:width="6.122cm" svg:height="4.012cm" svg:x="4.832cm" svg:y="13.2cm">
          <draw:image xlink:href="Pictures/10000201000001B90000012198B3697E6CEF3CF1.png" xlink:type="simple" xlink:show="embed" xlink:actuate="onLoad">
            <text:p/>
          </draw:image>
        </draw:frame>
        <draw:frame draw:style-name="gr4" draw:text-style-name="P4" draw:layer="layout" svg:width="7.986cm" svg:height="0.878cm" svg:x="3.9cm" svg:y="17.161cm">
          <draw:text-box>
            <text:p text:style-name="P3"><text:span text:style-name="T1">Browser Apps / Native Clients</text:span></text:p>
          </draw:text-box>
        </draw:frame>
        <draw:g>
          <draw:line draw:style-name="gr6" draw:text-style-name="P2" draw:layer="layout" svg:x1="10.9cm" svg:y1="11.867cm" svg:x2="18.9cm" svg:y2="11.867cm">
            <text:p/>
          </draw:line>
          <draw:frame draw:style-name="gr10" draw:text-style-name="P5" draw:layer="layout" svg:width="4.29cm" svg:height="0.806cm" svg:x="10.9cm" svg:y="11.067cm">
            <draw:text-box>
              <text:p><text:span text:style-name="T2">REST-Webservices</text:span></text:p>
            </draw:text-box>
          </draw:frame>
        </draw:g>
        <draw:g>
          <draw:line draw:style-name="gr6" draw:text-style-name="P2" draw:layer="layout" svg:x1="10.9cm" svg:y1="13.4cm" svg:x2="18.9cm" svg:y2="13.4cm">
            <text:p/>
          </draw:line>
          <draw:frame draw:style-name="gr7" draw:text-style-name="P5" draw:layer="layout" svg:width="5.903cm" svg:height="0.806cm" svg:x="10.9cm" svg:y="12.6cm">
            <draw:text-box>
              <text:p><text:span text:style-name="T2">Entfernte Methodenaufrufe</text:span></text:p>
            </draw:text-box>
          </draw:frame>
        </draw:g>
        <draw:rect draw:style-name="gr11" draw:text-style-name="P6" draw:layer="layout" svg:width="1cm" svg:height="9.2cm" svg:x="28.6cm" svg:y="8.4cm">
          <text:p/>
        </draw:rect>
        <draw:frame draw:style-name="gr12" draw:text-style-name="P7" draw:layer="layout" svg:width="9.2cm" svg:height="0.878cm" draw:transform="rotate (1.5707963267949) translate (28.661cm 17.6cm)">
          <draw:text-box>
            <text:p><text:span text:style-name="T3">Transaktionen</text:span></text:p>
          </draw:text-box>
        </draw:frame>
        <draw:rect draw:style-name="gr11" draw:text-style-name="P6" draw:layer="layout" svg:width="1cm" svg:height="9.2cm" svg:x="27.6cm" svg:y="8.4cm">
          <text:p/>
        </draw:rect>
        <draw:frame draw:style-name="gr12" draw:text-style-name="P7" draw:layer="layout" svg:width="9.2cm" svg:height="0.878cm" draw:transform="rotate (1.5707963267949) translate (27.722cm 17.6cm)">
          <draw:text-box>
            <text:p><text:span text:style-name="T3">Benutzerverwaltung</text:span></text:p>
          </draw:text-box>
        </draw:frame>
        <draw:rect draw:style-name="gr11" draw:text-style-name="P6" draw:layer="layout" svg:width="1cm" svg:height="9.2cm" svg:x="26.6cm" svg:y="8.4cm">
          <text:p/>
        </draw:rect>
        <draw:frame draw:style-name="gr12" draw:text-style-name="P7" draw:layer="layout" svg:width="9.2cm" svg:height="0.878cm" draw:transform="rotate (1.5707963267949) translate (26.661cm 17.6cm)">
          <draw:text-box>
            <text:p><text:span text:style-name="T3">Datenbankfunktionen</text:span></text:p>
          </draw:text-box>
        </draw:frame>
        <draw:rect draw:style-name="gr13" draw:text-style-name="P9" draw:layer="layout" svg:width="5.5cm" svg:height="4.411cm" svg:x="20.7cm" svg:y="13.189cm">
          <text:p text:style-name="P8"><text:span text:style-name="T3">EJB-Container</text:span></text:p>
          <text:p text:style-name="P8"><text:span text:style-name="T4"/></text:p>
          <text:p text:style-name="P8"><text:span text:style-name="T5">(für Anwendungsklassen)</text:span></text:p>
        </draw:rect>
        <draw:rect draw:style-name="gr11" draw:text-style-name="P6" draw:layer="layout" svg:width="1cm" svg:height="9.2cm" svg:x="29.6cm" svg:y="8.4cm">
          <text:p/>
        </draw:rect>
        <draw:frame draw:style-name="gr12" draw:text-style-name="P11" draw:layer="layout" svg:width="9.2cm" svg:height="0.878cm" draw:transform="rotate (1.5707963267949) translate (29.66cm 17.6cm)">
          <draw:text-box>
            <text:p text:style-name="P10"><text:span text:style-name="T6">E-Mailversand</text:span></text:p>
          </draw:text-box>
        </draw:frame>
        <draw:rect draw:style-name="gr11" draw:text-style-name="P6" draw:layer="layout" svg:width="1cm" svg:height="9.2cm" svg:x="30.6cm" svg:y="8.4cm">
          <text:p/>
        </draw:rect>
        <draw:frame draw:style-name="gr12" draw:text-style-name="P4" draw:layer="layout" svg:width="9.2cm" svg:height="0.878cm" draw:transform="rotate (1.5707963267949) translate (30.66cm 17.6cm)">
          <draw:text-box>
            <text:p><text:span text:style-name="T1">...</text:span></text:p>
          </draw:text-box>
        </draw:frame>
        <draw:rect draw:style-name="gr13" draw:text-style-name="P9" draw:layer="layout" svg:width="5.5cm" svg:height="4.411cm" svg:x="20.7cm" svg:y="8.389cm">
          <text:p text:style-name="P8"><text:span text:style-name="T3">Webcontainer</text:span></text:p>
          <text:p text:style-name="P8"><text:span text:style-name="T4"/></text:p>
          <text:p text:style-name="P8"><text:span text:style-name="T5">(für Webanwendungen)</text:span></text:p>
        </draw:rect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8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4cm" svg:x="2cm" svg:y="0.996cm" presentation:class="title" presentation:placeholder="true">
        <draw:text-box/>
      </draw:frame>
      <draw:frame presentation:style-name="Default-outline1" draw:layer="backgroundobjects" svg:width="35.999cm" svg:height="14.499cm" svg:x="2cm" svg:y="5.85cm" presentation:class="outline" presentation:placeholder="true">
        <draw:text-box/>
      </draw:frame>
      <draw:frame presentation:style-name="Mpr1" draw:text-style-name="MP2" draw:layer="backgroundobjects" svg:width="9.319cm" svg:height="1.724cm" svg:x="2cm" svg:y="22.77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2.679cm" svg:height="1.724cm" svg:x="13.68cm" svg:y="22.77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9.319cm" svg:height="1.724cm" svg:x="28.68cm" svg:y="22.77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8T02:25:09.671987231</meta:creation-date>
    <dc:date>2018-02-08T02:54:03.833541080</dc:date>
    <dc:creator>Dennis Schulmeister-Zimolong</dc:creator>
    <meta:editing-duration>PT18M30S</meta:editing-duration>
    <meta:editing-cycles>6</meta:editing-cycles>
    <meta:generator>LibreOffice/5.4.4.2$Linux_X86_64 LibreOffice_project/40m0$Build-2</meta:generator>
    <meta:document-statistic meta:object-count="56"/>
  </office:meta>
</office:document-meta>
</file>